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</style:style>
    <style:style style:name="P2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0.499cm" style:auto-text-indent="false"/>
    </style:style>
    <style:style style:name="P3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-0.75cm" style:auto-text-indent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officeooo:rsid="00174afa" officeooo:paragraph-rsid="00174afa"/>
    </style:style>
    <style:style style:name="P7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</style:style>
    <style:style style:name="P8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9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10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  <style:text-properties officeooo:rsid="0018c921" officeooo:paragraph-rsid="0018c921"/>
    </style:style>
    <style:style style:name="P12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</style:style>
    <style:style style:name="P13" style:family="paragraph" style:parent-style-name="Standard" style:list-style-name="WWNum2">
      <style:paragraph-properties fo:margin-left="1.998cm" fo:margin-right="0cm" fo:text-align="justify" style:justify-single-word="false" fo:text-indent="-0.635cm" style:auto-text-indent="false"/>
    </style:style>
    <style:style style:name="P14" style:family="paragraph" style:parent-style-name="Standard" style:list-style-name="WWNum2">
      <style:paragraph-properties fo:margin-left="1.998cm" fo:margin-right="0cm" fo:text-align="justify" style:justify-single-word="false" fo:text-indent="-0.75cm" style:auto-text-indent="false"/>
    </style:style>
    <style:style style:name="P15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6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3n0kttgfzr45"/>ДЗ04 Популярные JS фреймворки.</text:p>
      <text:list xml:id="list1034629415" text:style-name="WWNum5">
        <text:list-item>
          <text:p text:style-name="P15"><text:bookmark text:name="_iuamv9f70w8e"/>Общие моменты</text:p>
        </text:list-item>
      </text:list>
      <text:list xml:id="list3545928868" text:style-name="WWNum3">
        <text:list-item>
          <text:p text:style-name="P8">исходники – в папке «L08 - gwt/rnkl08»</text:p>
        </text:list-item>
        <text:list-item>
          <text:p text:style-name="P9">В качестве фреймворка использовал GWT .</text:p>
        </text:list-item>
        <text:list-item>
          <text:p text:style-name="P9">Проект делал с нуля, используя части кода из задания 2.</text:p>
        </text:list-item>
        <text:list-item>
          <text:p text:style-name="P9">Функциональность всех форм клиентской части, кроме Login/Logout/AdminPanel реализован условно - меняется текст метки, чтобы показать, что происходит переключение панелей.</text:p>
          <text:p text:style-name="P8"/>
        </text:list-item>
      </text:list>
      <text:list xml:id="list223957124568013" text:continue-list="list1034629415" text:style-name="WWNum5">
        <text:list-item>
          <text:p text:style-name="P15"><text:bookmark text:name="_he1d9xskoyby"/>Условно клиентская часть</text:p>
        </text:list-item>
      </text:list>
      <text:list xml:id="list95970157" text:style-name="WWNum4">
        <text:list-item>
          <text:p text:style-name="P12">Добавил в новый проект поддержку GWT. Серверная часть - пакеты <text:span text:style-name="T1">rnk.l08.server</text:span>, клиентская часть - <text:span text:style-name="T1">rnk.l08.client</text:span>, общая часть (DTO, валидация и т.п.) - <text:span text:style-name="T1">rnk.l08.shared</text:span>, сущности JPA - <text:span text:style-name="T1">rnk.l08.entities</text:span>, виджеты GWT - <text:span text:style-name="T1">rnk.l08.client.widget</text:span>, пакет клиентских ресурсов - <text:span text:style-name="T1">rnk.l08.client.bundle</text:span>, кастомная тема GWT - <text:span text:style-name="T1">rnk.l08.themes.custom</text:span>.</text:p>
        </text:list-item>
        <text:list-item>
          <text:p text:style-name="P12">Реализовал UI аналогичный сделанному в предыдущем задании, используя UIBinder и DeckPanel (см. виджеты ) - см. виджет <text:span text:style-name="T1">GWTUi</text:span>. </text:p>
        </text:list-item>
        <text:list-item>
          <text:p text:style-name="P12">Получение новостей реализовал через HttpServlet+jsoup+gson. На клиенте вызов сервиса реализован через JsonpRequestBuilder. Здесь не использовал GWT-RPC, т.к. JsonP использует только метод GET. Новостной виджет - <text:span text:style-name="T1">NewsPanel</text:span>. </text:p>
        </text:list-item>
        <text:list-item>
          <text:p text:style-name="P12">Получение курсов валют реализовал средствами GWT - RemoteServiceServlet+jaxb+xpath. Виджет курсов валют - <text:span text:style-name="T1">CurrenciesPanel</text:span>. </text:p>
        </text:list-item>
      </text:list>
      <text:p text:style-name="P1">Здесь я позволил себе отступить от рамок задания и реализовал первичную обработку возвращаемого XML в серверной части, т.к. во-первых - на клиенте не нашел возможности использовать XPath (точнее нашел, но изучать этот вопрос уже не было ни времени, ни сил), во-вторых <text:s/>- не получилось на клиенте выполнить кроссдоменный запрос на сервис ЦБ. Поэтому принял компромиссный вариант - на сервере реализован запрос к сервису ЦБ и получение списка из трех валют с помощью XPath. Полученный XML отдаю на клиент - и там, используя клиентские средства работы с XML формирую содержимое таблицы валют на виджете.</text:p>
      <text:list xml:id="list223956865072370" text:continue-list="list223957124568013" text:style-name="WWNum5">
        <text:list-item>
          <text:p text:style-name="P15"><text:bookmark text:name="_28ybqew5silh"/>Условно серверная часть.</text:p>
        </text:list-item>
      </text:list>
      <text:p text:style-name="P1">Здесь описана реализация функциональности Login/Logout/AdminPanel.</text:p>
      <text:list xml:id="list566946406" text:style-name="WWNum2">
        <text:list-item>
          <text:p text:style-name="P13">Форма входа в админку (пункт меню Войти) реализован на клиенте виджетом <text:span text:style-name="T1">LoginPanel</text:span>, на сервере - GWT сервисом <text:span text:style-name="T1">LoginService</text:span>. </text:p>
        </text:list-item>
      </text:list>
      <text:p text:style-name="P2">Аутентификация пользователя происходит следующим образом. При <text:soft-page-break/>нажатии на кнопку “Войти” вызывается метод authorize,которому с клиента передается dto объект User, содержащий логин/пароль. Метод authorize при успешной проверке логина/пароля учетной записи сотрудника (вызов хранимки authorize) создает запись сессии в таблице Session и возвращает на клиент исходный объект User, с заполненными полями идентификатора сессии и временем истечения сессии. Объект user также сохраняется в атрибуте сессии user. На клиенте id сессии сохраняется в куке sid, и в дальнейшем используется при вызовах сервисов, требующих авторизации. Далее модифицируется меню для отображения элементов “Админка” и “Выход” и удаления элемента “Вход”.</text:p>
      <text:list xml:id="list223958022389466" text:continue-numbering="true" text:style-name="WWNum2">
        <text:list-item>
          <text:p text:style-name="P13">При выборе элемента меню “Выход” - выполняется вызов метода сервиса logout который берет из сохраненного в сессии объекта user логин и id сессии и хранимкой logout удаляет из таблицы БД данные о сессии. На клиенте при этом выполняется модификация меню - удаляются элементы Админка и Выход, добавляется элемент Вход, далее выполняется переход на виджет “Главная”. </text:p>
        </text:list-item>
        <text:list-item>
          <text:p text:style-name="P14">При выборе элемента меню “Админка” - выполняется вызов метода сервиса getStaff сервиса Service, которому передается идентификатор сессии из куки. На сервере по идентификатору проверяется валидность сессии и если сессия валидна формируется dto списка сотрудников (List&lt;StaffDTO&gt;) и отдается на клиент. На клиенте из этого списка формируется DataGrid.</text:p>
        </text:list-item>
        <text:list-item>
          <text:p text:style-name="P14">В админе реализована функциональность CRUD для объектов сотрудников. По кнопке “Добавить” <text:s/>- добавляется строка в DataGrid, где можно заполнить данные о новом сотруднике. В колонке “Сохранить” DataGrid’а <text:s/>- по нажатию кнопки S данные сохраняются в БД. По нажатию кнопки P - данные сотрудника сохраняются вместе с паролем (получение хеша/соли пароля реализовано методом hash_password сервиса LoginService). По нажатию кнопки R происходит удаление сотрудника. Все методы сервиса, реализующие функциональность CRUD - авторизованные (аналогично getStaff). При добавлении/изменении данных сотрудника частично реализована валидация данных средствами GWT Bean Validation.</text:p>
        </text:list-item>
      </text:list>
      <text:p text:style-name="P4"/>
      <text:list xml:id="list223958449933305" text:continue-list="list223956865072370" text:style-name="WWNum5">
        <text:list-item>
          <text:p text:style-name="P15"><text:bookmark text:name="_zb82h68ta3y"/>PS</text:p>
        </text:list-item>
      </text:list>
      <text:p text:style-name="P6">Скрипты хранимок postgresql находятся в папке _<text:span text:style-name="T2">sql_scripts. Процедура аутентификации – authorize, процедура логаута – logout, процедура получения хеша/соли пароля – hash_password, процедура проыерки валидности сессии – session_is_valid. </text:span></text:p>
      <text:p text:style-name="P5">Задание очень объемное, поэтому некоторые моменты не удалось реализовать хорошо. </text:p>
      <text:p text:style-name="P5">Что можно было бы еще хотелось добавить/улучшить/изучить, но пока не хватило времени:</text:p>
      <text:list xml:id="list3803377652" text:style-name="WWNum1">
        <text:list-item>
          <text:p text:style-name="P10">упорядочить диагностику и обработку исключений</text:p>
        </text:list-item>
        <text:list-item>
          <text:p text:style-name="P10">упорядочить обработку событий, т.к. чувствую, что обработка событий в разных модулях - это плохо.</text:p>
        </text:list-item>
        <text:list-item>
          <text:p text:style-name="P10"><text:soft-page-break/>наполнить содержимым остальные формы</text:p>
        </text:list-item>
        <text:list-item>
          <text:p text:style-name="P10">не хватило времени прикрутить Popup формы типа “Удалить сотрудника (Да/Нет)”</text:p>
        </text:list-item>
        <text:list-item>
          <text:p text:style-name="P11">плохо разобрался с сессиями/куками – чувствую, что при реализации авторизации пытался совместить несколько подходов и в результате изобрел велосипед на костылях...</text:p>
        </text:list-item>
        <text:list-item>
          <text:p text:style-name="P10">валидация в GWT как оказалось, довольно скудная, например не удалось использовать аннотации @NotEmpty, @NotBlank и некоторые другие (ругается компилятор GWT)</text:p>
        </text:list-item>
        <text:list-item>
          <text:p text:style-name="P10">не удалось подключить Super Dev Mode (может это какие-то особенности ubuntu), но вроде в хроме браузерный отладчик останавливается на точках останова из отладчика идеи.</text:p>
        </text:list-item>
        <text:list-item>
          <text:p text:style-name="P10">GWT DataGrid очень замороченный конструктор колонок, хотя это и дает доп. гибкость, но все приходится прописывать руками и полученный код совершенно нечитаемый. Возможно есть какой-то визуальный конструктор?</text:p>
        </text:list-item>
        <text:list-item>
          <text:p text:style-name="P10">Не до конца понял, как применяются стили к виджетам GWT, точнее, как сочетаются свои стили, написанные в CSS с внутренними стилями каждого виджета GWT - например, не получилось настроить стили данных и заголовков в DataGride. Также неочевидная верстка в GWT - не удалось понять принцип, по которому размещаются на странице некоторые панели GWT - через все приходилось продираться методом тыка. Отсюда - увеличение времени на разработку и некоторая корявость интерфейса.</text:p>
        </text:list-item>
        <text:list-item>
          <text:p text:style-name="P10">к сожалению - не хватило времени прикрутить https.</text:p>
        </text:list-item>
      </text:list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3T22:39:56.401759718</dc:date>
    <meta:editing-duration>PT9M19S</meta:editing-duration>
    <meta:editing-cycles>3</meta:editing-cycles>
    <meta:document-statistic meta:table-count="0" meta:image-count="0" meta:object-count="0" meta:page-count="3" meta:paragraph-count="34" meta:word-count="820" meta:character-count="5988" meta:non-whitespace-character-count="5212"/>
  </office:meta>
</office:document-meta>
</file>